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425cm" fo:min-width="11.225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2cm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4.282cm" fo:min-width="3.89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08cm" fo:min-width="2.07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3faf46" draw:textarea-horizontal-align="justify" draw:textarea-vertical-align="middle" draw:auto-grow-height="false" fo:min-height="1.703cm" fo:min-width="2.348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f10d0c" draw:textarea-horizontal-align="justify" draw:textarea-vertical-align="middle" draw:auto-grow-height="false" fo:min-height="1.703cm" fo:min-width="2.348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1cm" fo:min-width="4.193cm" loext:decorative="false"/>
      <style:paragraph-properties style:writing-mode="lr-tb"/>
    </style:style>
    <style:style style:name="gr9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3.808cm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cccccc" draw:textarea-horizontal-align="justify" draw:textarea-vertical-align="middle" draw:auto-grow-height="false" fo:min-height="17.6cm" fo:min-width="6.846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9.466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1cm" draw:marker-start-width="0.35cm" draw:marker-end="" draw:marker-end-width="0.35cm" draw:textarea-vertical-align="middle" fo:padding-top="0.175cm" fo:padding-bottom="0.175cm" fo:padding-left="0.3cm" fo:padding-right="0.3cm" loext:decorative="false"/>
    </style:style>
    <style:style style:name="gr14" style:family="graphic" style:parent-style-name="standard">
      <style:graphic-properties svg:stroke-width="0.1cm" draw:marker-start="Arrowheads_20_2" draw:marker-start-width="0.35cm" draw:marker-end="" draw:marker-end-width="0.35cm" draw:textarea-vertical-align="middle" fo:padding-top="0.175cm" fo:padding-bottom="0.175cm" fo:padding-left="0.3cm" fo:padding-right="0.3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9cm" fo:min-width="3.54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9cm" fo:min-width="3.638cm" loext:decorative="false"/>
      <style:paragraph-properties style:writing-mode="lr-tb"/>
    </style:style>
    <style:style style:name="gr17" style:family="graphic" style:parent-style-name="standard">
      <style:graphic-properties svg:stroke-width="0.1cm" draw:marker-end="" draw:marker-end-width="0.3cm" draw:textarea-vertical-align="middle" fo:padding-top="0.175cm" fo:padding-bottom="0.175cm" fo:padding-left="0.3cm" fo:padding-right="0.3cm" loext:decorative="false"/>
    </style:style>
    <style:style style:name="gr18" style:family="graphic" style:parent-style-name="standard">
      <style:graphic-properties svg:stroke-width="0.2cm" svg:stroke-color="#bf0041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19" style:family="graphic" style:parent-style-name="standard">
      <style:graphic-properties svg:stroke-width="0.1cm" svg:stroke-color="#c9211e" draw:marker-start-width="0.35cm" draw:marker-end="" draw:marker-end-width="0.35cm" draw:textarea-vertical-align="middle" fo:padding-top="0.175cm" fo:padding-bottom="0.175cm" fo:padding-left="0.3cm" fo:padding-right="0.3cm" loext:decorative="false"/>
    </style:style>
    <style:style style:name="gr20" style:family="graphic" style:parent-style-name="standard">
      <style:graphic-properties svg:stroke-width="0.1cm" svg:stroke-color="#c9211e" draw:marker-start="" draw:marker-start-width="0.35cm" draw:marker-end="Arrowheads_20_2" draw:marker-end-width="0.35cm" draw:textarea-vertical-align="middle" fo:padding-top="0.175cm" fo:padding-bottom="0.175cm" fo:padding-left="0.3cm" fo:padding-right="0.3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 loext:decorative="false"/>
      <style:paragraph-properties style:writing-mode="lr-tb"/>
    </style:style>
    <style:style style:name="gr27" style:family="graphic" style:parent-style-name="objectwithoutfill">
      <style:graphic-properties draw:marker-end="Arrow" draw:marker-end-width="0.3cm" draw:fill="solid" draw:textarea-vertical-align="middle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7cm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21.71cm" fo:min-width="9.599cm" style:writing-mode="lr-tb" loext:decorative="false"/>
      <style:paragraph-properties style:writing-mode="lr-tb"/>
    </style:style>
    <style:style style:name="gr30" style:family="graphic" style:parent-style-name="standard">
      <style:graphic-properties svg:stroke-width="0.2cm" svg:stroke-color="#bf0041" draw:marker-start="Arrowheads_20_2" draw:marker-start-width="0.5cm" draw:marker-end="" draw:marker-end-width="0.5cm" draw:textarea-vertical-align="middle" fo:padding-top="0.225cm" fo:padding-bottom="0.225cm" fo:padding-left="0.35cm" fo:padding-right="0.35cm" loext:decorative="false"/>
    </style:style>
    <style:style style:name="gr31" style:family="graphic" style:parent-style-name="standard">
      <style:graphic-properties svg:stroke-width="0.2cm" draw:marker-start-width="0.5cm" draw:marker-end="Small_20_Arrow" draw:marker-end-width="0.5cm" draw:textarea-vertical-align="middle" fo:padding-top="0.225cm" fo:padding-bottom="0.225cm" fo:padding-left="0.35cm" fo:padding-right="0.35cm" loext:decorative="false"/>
    </style:style>
    <style:style style:name="gr32" style:family="graphic" style:parent-style-name="standard">
      <style:graphic-properties svg:stroke-width="0.2cm" draw:marker-start="" draw:marker-start-width="0.5cm" draw:marker-end="Small_20_Arrow" draw:marker-end-width="0.5cm" draw:textarea-vertical-align="middle" fo:padding-top="0.225cm" fo:padding-bottom="0.225cm" fo:padding-left="0.35cm" fo:padding-right="0.35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218cm" loext:decorative="false"/>
      <style:paragraph-properties style:writing-mode="lr-tb"/>
    </style:style>
    <style:style style:name="gr34" style:family="graphic" style:parent-style-name="objectwithoutfill">
      <style:graphic-properties svg:stroke-width="0.2cm" draw:marker-start-width="0.5cm" draw:marker-end="Arrow" draw:marker-end-width="0.6cm" draw:fill="solid" draw:textarea-vertical-align="middle" fo:padding-top="0.225cm" fo:padding-bottom="0.225cm" fo:padding-left="0.35cm" fo:padding-right="0.35cm" loext:decorative="false"/>
    </style:style>
    <style:style style:name="gr35" style:family="graphic" style:parent-style-name="objectwithoutfill">
      <style:graphic-properties svg:stroke-width="0.1cm" svg:stroke-color="#666666" draw:marker-start-width="0.35cm" draw:marker-end="Arrow" draw:marker-end-width="0.45cm" draw:fill="solid" draw:textarea-vertical-align="middle" fo:padding-top="0.175cm" fo:padding-bottom="0.175cm" fo:padding-left="0.3cm" fo:padding-right="0.3cm" loext:decorative="false"/>
    </style:style>
    <style:style style:name="gr36" style:family="graphic" style:parent-style-name="standard">
      <style:graphic-properties svg:stroke-width="0.1cm" svg:stroke-color="#c9211e" draw:marker-start="" draw:marker-start-width="0.35cm" draw:marker-end="" draw:marker-end-width="0.35cm" draw:textarea-vertical-align="middle" fo:padding-top="0.175cm" fo:padding-bottom="0.175cm" fo:padding-left="0.3cm" fo:padding-right="0.3cm" loext:decorative="false"/>
    </style:style>
    <style:style style:name="gr37" style:family="graphic" style:parent-style-name="standard">
      <style:graphic-properties draw:textarea-horizontal-align="justify" draw:textarea-vertical-align="middle" draw:auto-grow-height="false" fo:min-height="0.368cm" fo:min-width="0.7cm" loext:decorative="false"/>
      <style:paragraph-properties style:writing-mode="lr-tb"/>
    </style:style>
    <style:style style:name="gr38" style:family="graphic" style:parent-style-name="standard">
      <style:graphic-properties svg:stroke-width="0.1cm" draw:marker-start="" draw:marker-start-width="0.35cm" draw:marker-end="" draw:marker-end-width="0.35cm" draw:textarea-vertical-align="middle" fo:padding-top="0.175cm" fo:padding-bottom="0.175cm" fo:padding-left="0.3cm" fo:padding-right="0.3cm" loext:decorative="false"/>
    </style:style>
    <style:style style:name="gr39" style:family="graphic" style:parent-style-name="standard">
      <style:graphic-properties svg:stroke-width="0.1cm" draw:marker-start="Arrowheads_20_2" draw:marker-end="Arrowheads_20_2" draw:marker-end-width="0.3cm" draw:textarea-vertical-align="middle" fo:padding-top="0.175cm" fo:padding-bottom="0.175cm" fo:padding-left="0.3cm" fo:padding-right="0.3cm" loext:decorative="false"/>
    </style:style>
    <style:style style:name="gr40" style:family="graphic" style:parent-style-name="standard">
      <style:graphic-properties svg:stroke-width="0.1cm" draw:marker-end="Arrowheads_20_2" draw:marker-end-width="0.3cm" draw:textarea-vertical-align="middle" fo:padding-top="0.175cm" fo:padding-bottom="0.175cm" fo:padding-left="0.3cm" fo:padding-right="0.3cm" loext:decorative="false"/>
    </style:style>
    <style:style style:name="gr41" style:family="graphic" style:parent-style-name="standard">
      <style:graphic-properties svg:stroke-width="0.1cm" draw:marker-start="Arrowheads_20_2" draw:marker-end="" draw:marker-end-width="0.3cm" draw:textarea-vertical-align="middle" fo:padding-top="0.175cm" fo:padding-bottom="0.175cm" fo:padding-left="0.3cm" fo:padding-right="0.3cm" loext:decorative="false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81aca6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solid" draw:fill-color="#3faf46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="solid" draw:fill-color="#f10d0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4pt" style:font-size-asian="24pt" style:font-size-complex="24pt"/>
    </style:style>
    <style:style style:name="P10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end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size="18pt" style:font-size-asian="18pt" style:font-size-complex="18pt"/>
    </style:style>
    <style:style style:name="P16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11.725cm" svg:height="3.675cm" svg:x="11.96cm" svg:y="35.813cm">
          <draw:glue-point draw:id="4" svg:x="4.997cm" svg:y="-2.483cm"/>
          <draw:glue-point draw:id="5" svg:x="4.997cm" svg:y="2.542cm"/>
          <draw:glue-point draw:id="6" svg:x="-3.558cm" svg:y="-5.002cm"/>
          <draw:glue-point draw:id="7" svg:x="-2.146cm" svg:y="-5.002cm"/>
          <draw:glue-point draw:id="8" svg:x="-0.706cm" svg:y="-5.002cm"/>
          <draw:glue-point draw:id="9" svg:x="0.716cm" svg:y="-5.002cm"/>
          <draw:glue-point draw:id="10" svg:x="3.559cm" svg:y="-4.991cm"/>
          <text:p text:style-name="P1"><text:span text:style-name="T1">Clock</text:span><text:span text:style-name="T1">s and </text:span><text:span text:style-name="T1">Rese</text:span><text:span text:style-name="T1">ts </text:span><text:span text:style-name="T1">Gene</text:span><text:span text:style-name="T1">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45.48cm" svg:y1="41.736cm" svg:x2="30.945cm" svg:y2="41.752cm" draw:start-shape="id1" draw:start-glue-point="3" draw:end-shape="id2" draw:end-glue-point="7" svg:d="M45480 41736h-7267v16h-7268" svg:viewBox="0 0 14536 17">
          <text:p/>
        </draw:connector>
        <draw:connector draw:style-name="gr2" draw:text-style-name="P3" draw:layer="layout" svg:x1="4.131cm" svg:y1="30.51cm" svg:x2="4.148cm" svg:y2="39.184cm" draw:start-shape="id3" draw:end-shape="id4" draw:end-glue-point="0" svg:d="M4131 30510v4337h17v4337" svg:viewBox="0 0 18 8675">
          <text:p/>
        </draw:connector>
        <draw:g draw:style-name="gr3" xml:id="id4" draw:id="id4">
          <draw:custom-shape draw:style-name="gr4" draw:text-style-name="P4" draw:layer="layout" svg:width="4.39cm" svg:height="4.532cm" svg:x="1.653cm" svg:y="39.184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39cm" svg:height="4.532cm" svg:x="1.953cm" svg:y="39.484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39cm" svg:height="4.532cm" svg:x="2.253cm" svg:y="39.784cm">
            <draw:glue-point draw:id="4" svg:x="4.997cm" svg:y="-2.483cm"/>
            <draw:glue-point draw:id="5" svg:x="4.997cm" svg:y="2.542cm"/>
            <text:p text:style-name="P1"><text:span text:style-name="T1">Result </text:span></text:p>
            <text:p text:style-name="P1"><text:span text:style-name="T1">Fram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5" xml:id="id2" draw:id="id2" draw:layer="layout" svg:width="5.139cm" svg:height="3.714cm" svg:x="25.806cm" svg:y="39.895cm">
          <text:p text:style-name="P5"><text:span text:style-name="T2">==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6.643cm" svg:y1="41.75cm" svg:x2="25.806cm" svg:y2="41.752cm" draw:start-shape="id4" draw:start-glue-point="1" draw:end-shape="id2" draw:end-glue-point="5" svg:d="M6643 41750h9581v2h9582" svg:viewBox="0 0 19164 3">
          <text:p/>
        </draw:connector>
        <draw:custom-shape draw:style-name="gr6" draw:text-style-name="P6" xml:id="id14" draw:id="id14" draw:layer="layout" svg:width="4.026cm" svg:height="2.761cm" svg:x="26.35cm" svg:y="46.209cm">
          <text:p text:style-name="P5"><text:span text:style-name="T2">YES:</text:span></text:p>
          <text:p text:style-name="P5"><text:span text:style-name="T2">P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15" draw:id="id15" draw:layer="layout" svg:width="4.026cm" svg:height="2.761cm" svg:x="26.357cm" svg:y="34.582cm">
          <text:p text:style-name="P5"><text:span text:style-name="T2">NO:</text:span></text:p>
          <text:p text:style-name="P5"><text:span text:style-name="T2">F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4.693cm" svg:height="1.571cm" svg:x="18.667cm" svg:y="7.161cm">
          <draw:text-box>
            <text:p text:style-name="P8"><text:span text:style-name="T3">C</text:span><text:span text:style-name="T3">S</text:span><text:span text:style-name="T3">R </text:span><text:span text:style-name="T3">I/</text:span><text:span text:style-name="T3">F</text:span></text:p>
          </draw:text-box>
        </draw:frame>
        <draw:connector draw:style-name="gr9" draw:text-style-name="P3" draw:layer="layout" svg:x1="17.777cm" svg:y1="6.042cm" svg:x2="17.799cm" svg:y2="11.025cm" draw:start-shape="id5" draw:start-glue-point="2" draw:end-shape="id6" draw:end-glue-point="0" svg:d="M17777 6042v2491h22v2492" svg:viewBox="0 0 23 4984">
          <text:p/>
        </draw:connector>
        <draw:frame draw:style-name="gr10" draw:text-style-name="P9" draw:layer="layout" svg:width="4.308cm" svg:height="3.083cm" svg:x="8.084cm" svg:y="11.648cm">
          <draw:text-box>
            <text:p text:style-name="P8"><text:span text:style-name="T3">DAT</text:span><text:span text:style-name="T3">A IN</text:span></text:p>
            <text:p text:style-name="P8"><text:span text:style-name="T3">AXI</text:span></text:p>
            <text:p text:style-name="P8"><text:span text:style-name="T3"><text:s/></text:span></text:p>
          </draw:text-box>
        </draw:frame>
        <draw:custom-shape draw:style-name="gr11" draw:text-style-name="P10" xml:id="id3" draw:id="id3" draw:layer="layout" svg:width="7.346cm" svg:height="17.85cm" svg:x="0.458cm" svg:y="12.66cm">
          <draw:glue-point draw:id="4" svg:x="5.001cm" svg:y="3.591cm"/>
          <draw:glue-point draw:id="5" svg:x="4.985cm" svg:y="-3.69cm"/>
          <text:p text:style-name="P1"><text:span text:style-name="T1">AXI</text:span></text:p>
          <text:p text:style-name="P1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5" draw:id="id5" draw:layer="layout" svg:width="9.966cm" svg:height="4.939cm" svg:x="12.794cm" svg:y="1.103cm">
          <draw:glue-point draw:id="4" svg:x="2.175cm" svg:y="5.001cm"/>
          <text:p text:style-name="P1"><text:span text:style-name="T1">CS</text:span><text:span text:style-name="T1">R </text:span><text:span text:style-name="T1">Con</text:span><text:span text:style-name="T1">troll</text:span><text:span text:style-name="T1">er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3" xml:id="id8" draw:id="id8" draw:layer="layout" draw:line-skew="11.829cm" svg:x1="46.99cm" svg:y1="22.04cm" svg:x2="22.848cm" svg:y2="19.008cm" draw:end-shape="id6" draw:end-glue-point="12" svg:d="M46990 22040h9v-3032h-24151" svg:viewBox="0 0 24152 3033">
          <text:p/>
        </draw:connector>
        <draw:connector draw:style-name="gr14" draw:text-style-name="P3" draw:layer="layout" svg:x1="22.848cm" svg:y1="26.017cm" svg:x2="48.021cm" svg:y2="21.994cm" draw:start-shape="id6" draw:start-glue-point="6" draw:end-shape="id7" draw:end-glue-point="3" svg:d="M22848 26017h25173v-4023" svg:viewBox="0 0 25174 4024">
          <text:p/>
        </draw:connector>
        <draw:connector draw:style-name="gr14" draw:text-style-name="P3" draw:layer="layout" svg:x1="22.848cm" svg:y1="25.017cm" svg:x2="46.99cm" svg:y2="22.04cm" draw:start-shape="id6" draw:start-glue-point="5" draw:end-shape="id8" draw:end-glue-point="2" svg:d="M22848 25017h24142v-2977" svg:viewBox="0 0 24143 2978">
          <text:p/>
        </draw:connector>
        <draw:frame draw:style-name="gr15" draw:text-style-name="P9" xml:id="id9" draw:id="id9" draw:layer="layout" svg:width="4.041cm" svg:height="1.289cm" svg:x="38.445cm" svg:y="20.387cm">
          <draw:text-box>
            <text:p text:style-name="P8"><text:span text:style-name="T3">TX DATA</text:span></text:p>
          </draw:text-box>
        </draw:frame>
        <draw:frame draw:style-name="gr16" draw:text-style-name="P9" xml:id="id12" draw:id="id12" draw:layer="layout" svg:width="4.138cm" svg:height="1.289cm" svg:x="38.509cm" svg:y="22.375cm">
          <draw:text-box>
            <text:p text:style-name="P8"><text:span text:style-name="T3">RX </text:span><text:span text:style-name="T3">DA</text:span><text:span text:style-name="T3">TA</text:span></text:p>
          </draw:text-box>
        </draw:frame>
        <draw:connector draw:style-name="gr17" draw:text-style-name="P3" xml:id="id7" draw:id="id7" draw:layer="layout" draw:line-skew="12.337cm" svg:x1="22.848cm" svg:y1="18.022cm" svg:x2="48.021cm" svg:y2="21.994cm" draw:start-shape="id6" draw:start-glue-point="13" svg:d="M22848 18022h25174v3972h-1" svg:viewBox="0 0 25175 3973">
          <text:p/>
        </draw:connector>
        <draw:connector draw:style-name="gr18" draw:text-style-name="P3" draw:layer="layout" svg:x1="22.848cm" svg:y1="19.979cm" svg:x2="38.445cm" svg:y2="21.031cm" draw:start-shape="id6" draw:start-glue-point="11" draw:end-shape="id9" draw:end-glue-point="3" svg:d="M22848 19979h7799v1052h7798" svg:viewBox="0 0 15598 1053">
          <text:p/>
        </draw:connector>
        <draw:connector draw:style-name="gr19" draw:text-style-name="P3" draw:layer="layout" svg:x1="49.386cm" svg:y1="30.413cm" svg:x2="43.748cm" svg:y2="17.02cm" draw:start-shape="id10" draw:start-glue-point="4" draw:end-shape="id11" draw:end-glue-point="2" svg:d="M49386 30413h502v-13393h-6140" svg:viewBox="0 0 6141 13394">
          <text:p/>
        </draw:connector>
        <draw:connector draw:style-name="gr20" draw:text-style-name="P3" xml:id="id11" draw:id="id11" draw:layer="layout" svg:x1="43.748cm" svg:y1="17.02cm" svg:x2="22.848cm" svg:y2="17.007cm" draw:end-shape="id6" draw:end-glue-point="14" svg:d="M43748 17020h-10199v-13h-10701" svg:viewBox="0 0 20901 14">
          <text:p/>
        </draw:connector>
        <draw:connector draw:style-name="gr20" draw:text-style-name="P3" xml:id="id17" draw:id="id17" draw:layer="layout" svg:x1="43.75cm" svg:y1="27.042cm" svg:x2="22.848cm" svg:y2="27.016cm" draw:end-shape="id6" draw:end-glue-point="7" svg:d="M43750 27042h-10200v-26h-10702" svg:viewBox="0 0 20903 27">
          <text:p/>
        </draw:connector>
        <draw:frame draw:style-name="gr21" draw:text-style-name="P11" draw:layer="layout" svg:width="3.326cm" svg:height="0.962cm" svg:x="22.89cm" svg:y="11.357cm">
          <draw:text-box>
            <text:p>MDIO</text:p>
          </draw:text-box>
        </draw:frame>
        <draw:frame draw:style-name="gr22" draw:text-style-name="P11" draw:layer="layout" svg:width="4.2cm" svg:height="0.962cm" svg:x="22.764cm" svg:y="18.234cm">
          <draw:text-box>
            <text:p>MTxEn</text:p>
          </draw:text-box>
        </draw:frame>
        <draw:frame draw:style-name="gr23" draw:text-style-name="P11" draw:layer="layout" svg:width="2.97cm" svg:height="0.962cm" svg:x="22.871cm" svg:y="16.165cm">
          <draw:text-box>
            <text:p>MTxClk</text:p>
          </draw:text-box>
        </draw:frame>
        <draw:frame draw:style-name="gr24" draw:text-style-name="P11" draw:layer="layout" svg:width="3.004cm" svg:height="0.962cm" svg:x="22.912cm" svg:y="26.175cm">
          <draw:text-box>
            <text:p text:style-name="P12">MRxClk</text:p>
          </draw:text-box>
        </draw:frame>
        <draw:frame draw:style-name="gr25" draw:text-style-name="P11" draw:layer="layout" svg:width="4.202cm" svg:height="0.962cm" svg:x="22.834cm" svg:y="24.174cm">
          <draw:text-box>
            <text:p>MRxDV</text:p>
          </draw:text-box>
        </draw:frame>
        <draw:frame draw:style-name="gr26" draw:text-style-name="P11" draw:layer="layout" svg:width="3.36cm" svg:height="0.962cm" svg:x="22.796cm" svg:y="17.212cm">
          <draw:text-box>
            <text:p text:style-name="P12">MTxErr</text:p>
          </draw:text-box>
        </draw:frame>
        <draw:frame draw:style-name="gr26" draw:text-style-name="P11" draw:layer="layout" svg:width="3.36cm" svg:height="0.962cm" svg:x="22.913cm" svg:y="25.135cm">
          <draw:text-box>
            <text:p>MRxErr</text:p>
          </draw:text-box>
        </draw:frame>
        <draw:line draw:style-name="gr27" draw:text-style-name="P13" draw:layer="layout" svg:x1="12.775cm" svg:y1="21.754cm" svg:x2="9.896cm" svg:y2="21.754cm">
          <text:p/>
        </draw:line>
        <draw:frame draw:style-name="gr28" draw:text-style-name="P15" draw:layer="layout" svg:width="2.257cm" svg:height="0.962cm" svg:x="10.485cm" svg:y="20.721cm">
          <draw:text-box>
            <text:p text:style-name="P14"><text:span text:style-name="T4">inta_</text:span><text:span text:style-name="T4">o</text:span></text:p>
          </draw:text-box>
        </draw:frame>
        <draw:custom-shape draw:style-name="gr29" draw:text-style-name="P16" xml:id="id6" draw:id="id6" draw:layer="layout" svg:width="10.099cm" svg:height="21.96cm" svg:x="12.75cm" svg:y="11.025cm">
          <draw:glue-point draw:id="4" svg:x="4.985cm" svg:y="0.91cm"/>
          <draw:glue-point draw:id="5" svg:x="5cm" svg:y="1.372cm"/>
          <draw:glue-point draw:id="6" svg:x="5cm" svg:y="1.827cm"/>
          <draw:glue-point draw:id="7" svg:x="5cm" svg:y="2.282cm"/>
          <draw:glue-point draw:id="8" svg:x="5cm" svg:y="2.737cm"/>
          <draw:glue-point draw:id="9" svg:x="5cm" svg:y="3.192cm"/>
          <draw:glue-point draw:id="10" svg:x="5cm" svg:y="3.647cm"/>
          <draw:glue-point draw:id="11" svg:x="5cm" svg:y="-0.923cm"/>
          <draw:glue-point draw:id="12" svg:x="5cm" svg:y="-1.365cm"/>
          <draw:glue-point draw:id="13" svg:x="5cm" svg:y="-1.814cm"/>
          <draw:glue-point draw:id="14" svg:x="5cm" svg:y="-2.276cm"/>
          <draw:glue-point draw:id="15" svg:x="5cm" svg:y="-2.724cm"/>
          <draw:glue-point draw:id="16" svg:x="4.985cm" svg:y="-3.193cm"/>
          <draw:glue-point draw:id="17" svg:x="4.985cm" svg:y="-3.648cm"/>
          <draw:glue-point draw:id="18" svg:x="-4.946cm" svg:y="-3.171cm"/>
          <draw:glue-point draw:id="19" svg:x="-5.001cm" svg:y="2.75cm"/>
          <text:p text:style-name="P16"><text:span text:style-name="T5">Iob-eth</text:span><text:span text:style-name="T5"><text:line-break/></text:span><text:span text:style-name="T5">(placeholder)</text:span></text:p>
          <draw:enhanced-geometry svg:viewBox="0 0 21600 21600" draw:type="rectangle" draw:enhanced-path="M 0 0 L 21600 0 21600 21600 0 21600 0 0 Z N"/>
        </draw:custom-shape>
        <draw:connector draw:style-name="gr30" draw:text-style-name="P3" draw:layer="layout" svg:x1="22.833cm" svg:y1="24.003cm" svg:x2="38.509cm" svg:y2="23.019cm" draw:start-shape="id6" draw:start-glue-point="4" draw:end-shape="id12" draw:end-glue-point="3" svg:d="M22833 24003h7846v-984h7830" svg:viewBox="0 0 15677 985">
          <text:p/>
        </draw:connector>
        <draw:connector draw:style-name="gr31" draw:text-style-name="P3" draw:layer="layout" svg:x1="17.822cm" svg:y1="35.813cm" svg:x2="17.799cm" svg:y2="32.985cm" draw:start-shape="id13" draw:start-glue-point="0" draw:end-shape="id6" draw:end-glue-point="2" svg:d="M17822 35813v-1414h-23v-1414" svg:viewBox="0 0 24 2829">
          <text:p/>
        </draw:connector>
        <draw:frame draw:style-name="gr25" draw:text-style-name="P11" draw:layer="layout" svg:width="4.202cm" svg:height="0.962cm" svg:x="22.834cm" svg:y="22.974cm">
          <draw:text-box>
            <text:p>MRxD</text:p>
          </draw:text-box>
        </draw:frame>
        <draw:frame draw:style-name="gr25" draw:text-style-name="P11" draw:layer="layout" svg:width="4.202cm" svg:height="0.962cm" svg:x="22.834cm" svg:y="19.074cm">
          <draw:text-box>
            <text:p>MTxD</text:p>
          </draw:text-box>
        </draw:frame>
        <draw:connector draw:style-name="gr31" draw:text-style-name="P3" draw:layer="layout" svg:x1="7.792cm" svg:y1="14.999cm" svg:x2="12.805cm" svg:y2="15.042cm" draw:start-shape="id3" draw:start-glue-point="5" draw:end-shape="id6" draw:end-glue-point="18" svg:d="M7792 14999h2485v43h2528" svg:viewBox="0 0 5014 44">
          <text:p/>
        </draw:connector>
        <draw:connector draw:style-name="gr32" draw:text-style-name="P3" draw:layer="layout" svg:x1="12.75cm" svg:y1="28.044cm" svg:x2="7.804cm" svg:y2="27.994cm" draw:start-shape="id6" draw:start-glue-point="19" draw:end-shape="id3" draw:end-glue-point="4" svg:d="M12750 28044h-2473v-50h-2473" svg:viewBox="0 0 4947 51">
          <text:p/>
        </draw:connector>
        <draw:frame draw:style-name="gr33" draw:text-style-name="P9" draw:layer="layout" svg:width="4.718cm" svg:height="3.083cm" svg:x="8.084cm" svg:y="28.349cm">
          <draw:text-box>
            <text:p text:style-name="P8"><text:span text:style-name="T3">DATA </text:span><text:span text:style-name="T3">OUT</text:span></text:p>
            <text:p text:style-name="P8"><text:span text:style-name="T3">AXI </text:span></text:p>
            <text:p text:style-name="P8"><text:span text:style-name="T3"/></text:p>
          </draw:text-box>
        </draw:frame>
        <draw:g draw:style-name="gr3" xml:id="id1" draw:id="id1">
          <draw:custom-shape draw:style-name="gr4" draw:text-style-name="P4" draw:layer="layout" svg:width="4.39cm" svg:height="4.532cm" svg:x="45.48cm" svg:y="39.17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39cm" svg:height="4.532cm" svg:x="45.78cm" svg:y="39.47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39cm" svg:height="4.532cm" svg:x="46.08cm" svg:y="39.77cm">
            <draw:glue-point draw:id="4" svg:x="4.997cm" svg:y="-2.483cm"/>
            <draw:glue-point draw:id="5" svg:x="4.997cm" svg:y="2.542cm"/>
            <text:p text:style-name="P1"><text:span text:style-name="T1">Expected</text:span></text:p>
            <text:p text:style-name="P1"><text:span text:style-name="T1">Result </text:span></text:p>
            <text:p text:style-name="P1"><text:span text:style-name="T1">Fram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4" draw:text-style-name="P13" draw:layer="layout" svg:x1="28.376cm" svg:y1="43.609cm" svg:x2="28.363cm" svg:y2="46.209cm" draw:start-shape="id2" draw:start-glue-point="6" draw:end-shape="id14" draw:end-glue-point="4" svg:d="M28376 43609v1300h-13v1300" svg:viewBox="0 0 14 2601">
          <text:p/>
        </draw:connector>
        <draw:connector draw:style-name="gr34" draw:text-style-name="P13" draw:layer="layout" svg:x1="28.376cm" svg:y1="39.895cm" svg:x2="28.37cm" svg:y2="37.343cm" draw:start-shape="id2" draw:start-glue-point="4" draw:end-shape="id15" draw:end-glue-point="8" svg:d="M28376 39895v-1276h-6v-1276" svg:viewBox="0 0 7 2553">
          <text:p/>
        </draw:connector>
        <draw:connector draw:style-name="gr35" draw:text-style-name="P13" draw:layer="layout" draw:line-skew="1.02cm" svg:x1="42.486cm" svg:y1="21.031cm" svg:x2="42.647cm" svg:y2="23.019cm" draw:start-shape="id9" draw:start-glue-point="1" draw:end-shape="id12" draw:end-glue-point="1" svg:d="M42486 21031h1681v1988h-1520" svg:viewBox="0 0 1682 1989">
          <text:p/>
        </draw:connector>
        <draw:g draw:style-name="gr3" xml:id="id16" draw:id="id16">
          <draw:custom-shape draw:style-name="gr4" draw:text-style-name="P4" draw:layer="layout" svg:width="4.39cm" svg:height="4.532cm" svg:x="1.653cm" svg:y="1.084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</text:span><text:span text:style-name="T1">e</text:span></text:p>
            <text:p text:style-name="P1"><text:span text:style-name="T1">File</text:span><text:span text:style-name="T1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39cm" svg:height="4.532cm" svg:x="1.953cm" svg:y="1.384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39cm" svg:height="4.532cm" svg:x="2.253cm" svg:y="1.684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Fram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" draw:text-style-name="P3" draw:layer="layout" svg:x1="4.148cm" svg:y1="6.216cm" svg:x2="4.157cm" svg:y2="12.934cm" draw:start-shape="id16" draw:start-glue-point="2" svg:d="M4148 6216v3610h9v3108" svg:viewBox="0 0 10 6719">
          <text:p/>
        </draw:connector>
        <draw:connector draw:style-name="gr36" draw:text-style-name="P3" draw:layer="layout" svg:x1="49.386cm" svg:y1="30.413cm" svg:x2="43.75cm" svg:y2="27.042cm" draw:start-shape="id10" draw:start-glue-point="4" draw:end-shape="id17" draw:end-glue-point="2" svg:d="M49386 30413h502v-3371h-6138" svg:viewBox="0 0 6139 3372">
          <text:p/>
        </draw:connector>
        <draw:custom-shape draw:style-name="gr37" draw:text-style-name="P3" xml:id="id10" draw:id="id10" draw:layer="layout" svg:width="2.4cm" svg:height="1.852cm" draw:transform="skewX (-0.0544542726622231) rotate (-1.58039563768087) translate (49.399cm 29.212cm)">
          <text:p text:style-name="P3">Clk div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4" draw:text-style-name="P3" xml:id="id18" draw:id="id18" draw:layer="layout" draw:line-skew="-11.025cm" svg:x1="47.533cm" svg:y1="30.496cm" svg:x2="24.959cm" svg:y2="33.014cm" draw:start-shape="id10" draw:start-glue-point="7" svg:d="M47533 30496h-22568v2518h-6" svg:viewBox="0 0 22575 2519">
          <text:p/>
        </draw:connector>
        <draw:connector draw:style-name="gr38" draw:text-style-name="P3" draw:layer="layout" svg:x1="24.959cm" svg:y1="33.014cm" svg:x2="21.994cm" svg:y2="35.816cm" draw:start-shape="id18" draw:start-glue-point="3" draw:end-shape="id13" draw:end-glue-point="10" svg:d="M24959 33014v1424h-2965v1378" svg:viewBox="0 0 2966 2803">
          <text:p/>
        </draw:connector>
        <draw:connector draw:style-name="gr39" draw:text-style-name="P3" draw:layer="layout" svg:x1="22.826cm" svg:y1="12.157cm" svg:x2="27.001cm" svg:y2="12.144cm" svg:d="M22826 12157h2088v-13h2087" svg:viewBox="0 0 4176 14">
          <text:p/>
        </draw:connector>
        <draw:frame draw:style-name="gr21" draw:text-style-name="P11" draw:layer="layout" svg:width="3.326cm" svg:height="0.962cm" svg:x="22.891cm" svg:y="12.15cm">
          <draw:text-box>
            <text:p>MDC</text:p>
          </draw:text-box>
        </draw:frame>
        <draw:connector draw:style-name="gr40" draw:text-style-name="P3" draw:layer="layout" svg:x1="22.827cm" svg:y1="12.95cm" svg:x2="27.002cm" svg:y2="12.937cm" svg:d="M22827 12950h2088v-13h2087" svg:viewBox="0 0 4176 14">
          <text:p/>
        </draw:connector>
        <draw:frame draw:style-name="gr21" draw:text-style-name="P11" draw:layer="layout" svg:width="3.326cm" svg:height="0.962cm" svg:x="22.89cm" svg:y="13.454cm">
          <draw:text-box>
            <text:p>MCrs</text:p>
          </draw:text-box>
        </draw:frame>
        <draw:connector draw:style-name="gr41" draw:text-style-name="P3" draw:layer="layout" draw:line-skew="1.341cm" svg:x1="22.826cm" svg:y1="14.254cm" svg:x2="29.019cm" svg:y2="15.052cm" draw:end-shape="id19" draw:end-glue-point="4" svg:d="M22826 14254h4188v798h2005" svg:viewBox="0 0 6194 799">
          <text:p/>
        </draw:connector>
        <draw:frame draw:style-name="gr21" draw:text-style-name="P11" draw:layer="layout" svg:width="3.326cm" svg:height="0.962cm" svg:x="22.891cm" svg:y="14.247cm">
          <draw:text-box>
            <text:p>MColl</text:p>
          </draw:text-box>
        </draw:frame>
        <draw:connector draw:style-name="gr41" draw:text-style-name="P3" draw:layer="layout" svg:x1="22.827cm" svg:y1="15.047cm" svg:x2="29.019cm" svg:y2="15.052cm" draw:end-shape="id19" draw:end-glue-point="4" svg:d="M22827 15047h2846v5h3346" svg:viewBox="0 0 6193 6">
          <text:p/>
        </draw:connector>
        <draw:custom-shape draw:style-name="gr37" draw:text-style-name="P3" xml:id="id19" draw:id="id19" draw:layer="layout" svg:width="2.4cm" svg:height="1.852cm" draw:transform="skewX (-0.0544542726622231) rotate (1.56119701590893) translate (29.008cm 16.252cm)">
          <text:p text:style-name="P3">0</text:p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1" draw:text-style-name="P11" draw:layer="layout" svg:width="3.643cm" svg:height="0.962cm" svg:x="22.867cm" svg:y="27.996cm">
          <draw:text-box>
            <text:p>phy_rstn_o</text:p>
          </draw:text-box>
        </draw:frame>
        <draw:connector draw:style-name="gr40" draw:text-style-name="P3" draw:layer="layout" svg:x1="22.803cm" svg:y1="28.904cm" svg:x2="26.978cm" svg:y2="28.891cm" svg:d="M22803 28904h2088v-13h2087" svg:viewBox="0 0 4176 1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8cm" fo:page-height="5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9T17:27:12.558650166</meta:creation-date>
    <dc:date>2024-05-31T07:19:15.243089427</dc:date>
    <meta:editing-duration>PT20H5M34S</meta:editing-duration>
    <meta:editing-cycles>78</meta:editing-cycles>
    <meta:generator>LibreOffice/24.2.3.2$Linux_X86_64 LibreOffice_project/420$Build-2</meta:generator>
    <meta:document-statistic meta:object-count="69"/>
  </office:meta>
</office:document-meta>
</file>